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fa Slab One" svg:font-family="'Alfa Slab One'" style:font-pitch="variable"/>
    <style:font-face style:name="Bebas Neue" svg:font-family="'Bebas Neue'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Permanent Marker" svg:font-family="'Permanent Marker'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solid" draw:fill-color="#ff9d00" draw:secondary-fill-color="#d4ea6b" draw:opacity="100%" draw:textarea-horizontal-align="center" draw:textarea-vertical-align="middle" draw:auto-grow-height="false" draw:fit-to-size="false" style:shrink-to-fit="false" fo:min-height="3.473cm" fo:min-width="19.108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9d00" draw:textarea-horizontal-align="justify" draw:textarea-vertical-align="middle" draw:auto-grow-height="false" fo:min-height="0.668cm" fo:min-width="19.15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draw:fill="none" draw:fill-color="#ff972f" draw:textarea-horizontal-align="justify" draw:textarea-vertical-align="middle" draw:auto-grow-height="false" fo:min-height="0.487cm" fo:min-width="1.722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87cm" fo:min-width="2.29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972f" loext:opacity="100%" style:text-outline="false" style:text-line-through-style="none" style:text-line-through-type="none" style:text-position="0% 100%" style:font-name="Bebas Neue" fo:font-size="39.4000015258789pt" fo:letter-spacing="0.12cm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2" style:family="paragraph">
      <loext:graphic-properties draw:fill="solid" draw:fill-color="#ff9d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972f" loext:opacity="100%" style:text-outline="false" style:text-line-through-style="none" style:text-line-through-type="none" style:text-position="0% 100%" style:font-name="Bebas Neue" fo:font-size="39.4000015258789pt" fo:letter-spacing="0.12cm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3" style:family="paragraph">
      <style:paragraph-properties fo:text-align="center"/>
      <style:text-properties fo:color="#000000" loext:opacity="100%" style:font-name="Bebas Neue" fo:letter-spacing="0.02cm" fo:font-weight="normal" style:font-weight-asian="normal" style:font-weight-complex="normal"/>
    </style:style>
    <style:style style:name="P4" style:family="paragraph">
      <loext:graphic-properties draw:fill-color="#ff9d00"/>
      <style:paragraph-properties fo:text-align="center"/>
      <style:text-properties fo:color="#000000" loext:opacity="100%" style:font-name="Bebas Neue" fo:letter-spacing="0.02cm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text-align="end"/>
      <style:text-properties style:font-name="Bebas Neue"/>
    </style:style>
    <style:style style:name="P6" style:family="paragraph">
      <loext:graphic-properties draw:fill="none" draw:fill-color="#ff972f"/>
      <style:paragraph-properties fo:text-align="end"/>
      <style:text-properties style:font-name="Bebas Neue" fo:font-size="10.5pt" style:font-size-asian="10.5pt" style:font-size-complex="10.5pt"/>
    </style:style>
    <style:style style:name="P7" style:family="paragraph">
      <style:paragraph-properties fo:text-align="start"/>
      <style:text-properties style:font-name="Bebas Neue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start"/>
      <style:text-properties style:font-name="Bebas Neue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style:text-outline="false" style:text-line-through-style="none" style:text-line-through-type="none" style:text-position="0% 100%" fo:font-size="24pt" fo:letter-spacing="0.12cm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0000" loext:opacity="100%" style:font-name="Bebas Neue" fo:font-weight="normal" style:font-weight-asian="normal" style:font-weight-complex="normal"/>
    </style:style>
    <style:style style:name="T3" style:family="text">
      <style:text-properties style:font-name="Bebas Neue" fo:font-size="15pt" style:font-size-asian="15pt" style:font-size-complex="15pt"/>
    </style:style>
    <style:style style:name="T4" style:family="text">
      <style:text-properties style:font-name="Bebas Neue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imple 1" draw:style-name="gr1" draw:text-style-name="P2" draw:layer="layout" svg:width="19.685cm" svg:height="3.81cm" svg:x="0.317cm" svg:y="0.317cm">
          <text:p text:style-name="P1"><text:span text:style-name="T1">Cráneo Feli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4" draw:layer="layout" svg:width="19.685cm" svg:height="0.952cm" svg:x="0.317cm" svg:y="4.445cm">
          <text:p text:style-name="P3"><text:span text:style-name="T2">Revista Digital de </text:span><text:span text:style-name="T2">Ro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222cm" svg:height="0.737cm" svg:x="17.78cm" svg:y="4.547cm">
          <text:p text:style-name="P5"><text:span text:style-name="T3">Oct 202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795cm" svg:height="0.737cm" svg:x="0.38cm" svg:y="4.547cm">
          <text:p text:style-name="P7"><text:span text:style-name="T4">N°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fa Slab One" svg:font-family="'Alfa Slab One'" style:font-pitch="variable"/>
    <style:font-face style:name="Bebas Neue" svg:font-family="'Bebas Neue'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Permanent Marker" svg:font-family="'Permanent Marker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7T14:42:48.461773484</meta:creation-date>
    <dc:date>2021-10-07T19:59:52.175057187</dc:date>
    <meta:editing-duration>PT38M49S</meta:editing-duration>
    <meta:editing-cycles>13</meta:editing-cycles>
    <meta:generator>LibreOffice/7.2.1.2$Linux_X86_64 LibreOffice_project/20$Build-2</meta:generator>
    <meta:document-statistic meta:object-count="4"/>
  </office:meta>
</office:document-meta>
</file>